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107.25pt"/>
    </style:style>
    <style:style style:name="co5" style:family="table-column">
      <style:table-column-properties fo:break-before="auto" style:column-width="195.0pt"/>
    </style:style>
    <style:style style:name="co6" style:family="table-column">
      <style:table-column-properties fo:break-before="auto" style:column-width="279.75pt"/>
    </style:style>
    <style:style style:name="co7" style:family="table-column">
      <style:table-column-properties fo:break-before="auto" style:column-width="103.5pt"/>
    </style:style>
    <style:style style:name="co8" style:family="table-column">
      <style:table-column-properties fo:break-before="auto" style:column-width="201.0pt"/>
    </style:style>
    <style:style style:name="co9" style:family="table-column">
      <style:table-column-properties fo:break-before="auto" style:column-width="197.25pt"/>
    </style:style>
    <style:style style:name="co10" style:family="table-column">
      <style:table-column-properties fo:break-before="auto" style:column-width="304.5pt"/>
    </style:style>
    <style:style style:name="co11" style:family="table-column">
      <style:table-column-properties fo:break-before="auto" style:column-width="365.25pt"/>
    </style:style>
    <style:style style:name="co12" style:family="table-column">
      <style:table-column-properties fo:break-before="auto" style:column-width="171.75pt"/>
    </style:style>
    <style:style style:name="co13" style:family="table-column">
      <style:table-column-properties fo:break-before="auto" style:column-width="297.0pt"/>
    </style:style>
    <style:style style:name="co14" style:family="table-column">
      <style:table-column-properties fo:break-before="auto" style:column-width="188.25pt"/>
    </style:style>
    <style:style style:name="co15" style:family="table-column">
      <style:table-column-properties fo:break-before="auto" style:column-width="313.5pt"/>
    </style:style>
    <style:style style:name="co16" style:family="table-column">
      <style:table-column-properties fo:break-before="auto" style:column-width="271.5pt"/>
    </style:style>
    <style:style style:name="co17" style:family="table-column">
      <style:table-column-properties fo:break-before="auto" style:column-width="256.5pt"/>
    </style:style>
    <style:style style:name="co18" style:family="table-column">
      <style:table-column-properties fo:break-before="auto" style:column-width="183.0pt"/>
    </style:style>
    <style:style style:name="co19" style:family="table-column">
      <style:table-column-properties fo:break-before="auto" style:column-width="321.75pt"/>
    </style:style>
    <style:style style:name="co20" style:family="table-column">
      <style:table-column-properties fo:break-before="auto" style:column-width="149.25pt"/>
    </style:style>
    <style:style style:name="co21" style:family="table-column">
      <style:table-column-properties fo:break-before="auto" style:column-width="236.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86pt"/>
    </style:style>
    <style:style style:name="ro10" style:family="table-row">
      <style:table-row-properties fo:break-before="auto" style:row-height="410pt"/>
    </style:style>
    <style:style style:name="ro11" style:family="table-row">
      <style:table-row-properties fo:break-before="auto" style:row-height="143pt"/>
    </style:style>
    <style:style style:name="ro12" style:family="table-row">
      <style:table-row-properties fo:break-before="auto" style:row-height="100pt"/>
    </style:style>
    <style:style style:name="ro13" style:family="table-row">
      <style:table-row-properties fo:break-before="auto" style:row-height="114pt"/>
    </style:style>
    <style:style style:name="ro14" style:family="table-row">
      <style:table-row-properties fo:break-before="auto" style:row-height="200pt"/>
    </style:style>
    <style:style style:name="ro15" style:family="table-row">
      <style:table-row-properties fo:break-before="auto" style:row-height="185pt"/>
    </style:style>
    <style:style style:name="ro16" style:family="table-row">
      <style:table-row-properties fo:break-before="auto" style:row-height="128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1">
          <table:table-cell table:number-columns-repeated="1024"/>
        </table:table-row>
        <table:table-row table:style-name="ro0" table:number-rows-repeated="1048550">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number-columns-repeated="2"/>
        <table:table-column table:style-name="co13" table:default-cell-style-name="Default"/>
        <table:table-column table:style-name="co14" table:default-cell-style-name="Default"/>
        <table:table-column table:style-name="co15" table:default-cell-style-name="Default"/>
        <table:table-column table:style-name="co3" table:default-cell-style-name="Default"/>
        <table:table-column table:style-name="co16" table:default-cell-style-name="Default"/>
        <table:table-column table:style-name="co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3" table:default-cell-style-name="Default" table:number-columns-repeated="11"/>
        <table:table-column table:style-name="co0" table:default-cell-style-name="Default" table:number-columns-repeated="992"/>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2"/>
        </table:table-row>
        <table:table-row table:style-name="ro5">
          <table:table-cell table:style-name="ce26" office:value-type="string">
            <text:p>AuthorList</text:p>
          </table:table-cell>
          <table:table-cell table:number-columns-repeated="14" table:style-name="ce26"/>
          <table:table-cell table:style-name="ce27"/>
          <table:table-cell table:style-name="ce26"/>
          <table:table-cell table:style-name="ce27"/>
          <table:table-cell table:number-columns-repeated="3" table:style-name="ce26"/>
          <table:table-cell table:number-columns-repeated="11" table:style-name="ce28"/>
          <table:table-cell table:number-columns-repeated="992"/>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2"/>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2"/>
        </table:table-row>
        <table:table-row table:style-name="ro5">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2"/>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2"/>
        </table:table-row>
        <table:table-row table:style-name="ro4">
          <table:table-cell table:style-name="ce31" office:value-type="string">
            <text:p>BookHisto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2"/>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2"/>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ου</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2"/>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2"/>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2"/>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2"/>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2"/>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2"/>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2"/>
        </table:table-row>
        <table:table-row table:style-name="ro4">
          <table:table-cell table:style-name="ce31" office:value-type="string">
            <text:p>BookManagemen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2"/>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2"/>
        </table:table-row>
        <table:table-row table:style-name="ro8">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table-cell table:style-name="ce21" office:value-type="string">
            <text:p>Marca 'New' Automática</text:p>
          </table:table-cell>
          <table:table-cell table:style-name="ce23"/>
          <table:table-cell/>
          <table:table-cell table:style-name="ce23"/>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table:table-cell table:style-name="ce33"/>
          <table:table-cell table:style-name="ce23"/>
          <table:table-cell table:number-columns-repeated="2"/>
          <table:table-cell table:style-name="ce21" office:value-type="string">
            <text:p>Автоматичен флаг "Нов"</text:p>
          </table:table-cell>
          <table:table-cell table:number-columns-repeated="1002"/>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table-cell table:style-name="ce21" office:value-type="string">
            <text:p>Marca Libros</text:p>
          </table:table-cell>
          <table:table-cell table:style-name="ce23"/>
          <table:table-cell/>
          <table:table-cell table:style-name="ce23"/>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table:table-cell table:style-name="ce33"/>
          <table:table-cell table:style-name="ce23"/>
          <table:table-cell table:number-columns-repeated="2"/>
          <table:table-cell table:style-name="ce21" office:value-type="string">
            <text:p>Флагове</text:p>
          </table:table-cell>
          <table:table-cell table:number-columns-repeated="1002"/>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table:table-cell/>
          <table:table-cell table:style-name="ce23"/>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table:table-cell table:style-name="ce33"/>
          <table:table-cell table:style-name="ce23"/>
          <table:table-cell table:number-columns-repeated="1005"/>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2"/>
        </table:table-row>
        <table:table-row table:style-name="ro7">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2"/>
        </table:table-row>
        <table:table-row table:style-name="ro7">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2"/>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2"/>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2"/>
        </table:table-row>
        <table:table-row table:style-name="ro9">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2"/>
        </table:table-row>
        <table:table-row table:style-name="ro8">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2"/>
        </table:table-row>
        <table:table-row table:style-name="ro11">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table-cell table:style-name="ce21" office:value-type="string">
            <text:p>Nota: esta configuración no afecta a la posición de lectura actual.</text:p>
          </table:table-cell>
          <table:table-cell table:style-name="ce23"/>
          <table:table-cell/>
          <table:table-cell table:style-name="ce23"/>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2"/>
        </table:table-row>
        <table:table-row table:style-name="ro9">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Eliminar Historial de pàgines al apagar</text:p>
          </table:table-cell>
          <table:table-cell/>
          <table:table-cell table:style-name="ce21" office:value-type="string">
            <text:p>Wis paginahistorie bij afsluiten</text:p>
          </table:table-cell>
          <table:table-cell table:number-columns-repeated="3"/>
          <table:table-cell table:style-name="ce23"/>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2"/>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2"/>
        </table:table-row>
        <table:table-row table:style-name="ro12">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2"/>
        </table:table-row>
        <table:table-row table:style-name="ro9">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2"/>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2"/>
        </table:table-row>
        <table:table-row table:style-name="ro9">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2"/>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2"/>
        </table:table-row>
        <table:table-row table:style-name="ro9">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2"/>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2"/>
        </table:table-row>
        <table:table-row table:style-name="ro9">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table-cell table:style-name="ce21" office:value-type="string">
            <text:p>Teclas de página en Menú Inicio</text:p>
          </table:table-cell>
          <table:table-cell table:style-name="ce23"/>
          <table:table-cell/>
          <table:table-cell table:style-name="ce23"/>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2"/>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2"/>
        </table:table-row>
        <table:table-row table:style-name="ro8">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2"/>
        </table:table-row>
        <table:table-row table:style-name="ro8">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2"/>
        </table:table-row>
        <table:table-row table:style-name="ro6">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table-cell table:style-name="ce21" office:value-type="string">
            <text:p>Marca Check Manual</text:p>
          </table:table-cell>
          <table:table-cell table:style-name="ce23"/>
          <table:table-cell/>
          <table:table-cell table:style-name="ce23"/>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table:table-cell table:style-name="ce33"/>
          <table:table-cell table:style-name="ce23"/>
          <table:table-cell table:number-columns-repeated="2"/>
          <table:table-cell table:style-name="ce21" office:value-type="string">
            <text:p>Ръчна проверка</text:p>
          </table:table-cell>
          <table:table-cell table:number-columns-repeated="1002"/>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table-cell table:style-name="ce21" office:value-type="string">
            <text:p>Marca ?New? Manual</text:p>
          </table:table-cell>
          <table:table-cell table:style-name="ce23"/>
          <table:table-cell/>
          <table:table-cell table:style-name="ce23"/>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2"/>
        </table:table-row>
        <table:table-row table:style-name="ro9">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table-cell table:style-name="ce21" office:value-type="string">
            <text:p>Marcar todos los libros como Leído/No Leído</text:p>
          </table:table-cell>
          <table:table-cell table:style-name="ce23"/>
          <table:table-cell/>
          <table:table-cell table:style-name="ce23"/>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table:table-cell table:style-name="ce33"/>
          <table:table-cell table:style-name="ce23"/>
          <table:table-cell table:number-columns-repeated="2"/>
          <table:table-cell table:style-name="ce21" office:value-type="string">
            <text:p>Маркиране на всички</text:p>
          </table:table-cell>
          <table:table-cell table:number-columns-repeated="1002"/>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table-cell table:style-name="ce21" office:value-type="string">
            <text:p>Marcar todos los libros como Leído</text:p>
          </table:table-cell>
          <table:table-cell table:style-name="ce23"/>
          <table:table-cell/>
          <table:table-cell table:style-name="ce23"/>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2"/>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table-cell table:style-name="ce21" office:value-type="string">
            <text:p>Marcar todos los libros como No Leído</text:p>
          </table:table-cell>
          <table:table-cell table:style-name="ce23"/>
          <table:table-cell/>
          <table:table-cell table:style-name="ce23"/>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2"/>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table-cell table:style-name="ce21" office:value-type="string">
            <text:p>Marcar como Leído</text:p>
          </table:table-cell>
          <table:table-cell table:style-name="ce29"/>
          <table:table-cell/>
          <table:table-cell table:style-name="ce29"/>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number-columns-repeated="2" table:style-name="ce30"/>
          <table:table-cell table:style-name="ce29"/>
          <table:table-cell table:number-columns-repeated="2"/>
          <table:table-cell table:style-name="ce21" office:value-type="string">
            <text:p>Маркиране като прочетени</text:p>
          </table:table-cell>
          <table:table-cell table:number-columns-repeated="1002"/>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table-cell table:style-name="ce21" office:value-type="string">
            <text:p>Marcar como No Leído</text:p>
          </table:table-cell>
          <table:table-cell table:style-name="ce29"/>
          <table:table-cell/>
          <table:table-cell table:style-name="ce29"/>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number-columns-repeated="2" table:style-name="ce30"/>
          <table:table-cell table:style-name="ce29"/>
          <table:table-cell table:number-columns-repeated="2"/>
          <table:table-cell table:style-name="ce21" office:value-type="string">
            <text:p>Маркиране, като непрочетени</text:p>
          </table:table-cell>
          <table:table-cell table:number-columns-repeated="1002"/>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2"/>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2"/>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2"/>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2"/>
        </table:table-row>
        <table:table-row table:style-name="ro9">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2"/>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2"/>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table-cell table:style-name="ce21" office:value-type="string">
            <text:p>Página de Opciones</text:p>
          </table:table-cell>
          <table:table-cell table:style-name="ce29"/>
          <table:table-cell/>
          <table:table-cell table:style-name="ce29"/>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2"/>
        </table:table-row>
        <table:table-row table:style-name="ro13">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table-cell table:style-name="ce21" office:value-type="string">
            <text:p>Pulsar para desplazar, mantener para cambiar lista</text:p>
          </table:table-cell>
          <table:table-cell table:style-name="ce29"/>
          <table:table-cell/>
          <table:table-cell table:style-name="ce29"/>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2"/>
        </table:table-row>
        <table:table-row table:style-name="ro13">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table-cell table:style-name="ce21" office:value-type="string">
            <text:p>Pulsar para cambiar, mantener para desplazar lista</text:p>
          </table:table-cell>
          <table:table-cell table:style-name="ce29"/>
          <table:table-cell/>
          <table:table-cell table:style-name="ce29"/>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2"/>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2"/>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2"/>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2"/>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2"/>
        </table:table-row>
        <table:table-row table:style-name="ro8">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2"/>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Sammlung auswählen</text:p>
          </table:table-cell>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2"/>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2"/>
        </table:table-row>
        <table:table-row table:style-name="ro9">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2"/>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2"/>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2"/>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2"/>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2"/>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2"/>
        </table:table-row>
        <table:table-row table:style-name="ro6">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table-cell table:style-name="ce21" office:value-type="string">
            <text:p>Sub-Colecciones</text:p>
          </table:table-cell>
          <table:table-cell table:style-name="ce29"/>
          <table:table-cell/>
          <table:table-cell table:style-name="ce29"/>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table:table-cell table:style-name="ce30"/>
          <table:table-cell table:style-name="ce29"/>
          <table:table-cell table:number-columns-repeated="2"/>
          <table:table-cell table:style-name="ce21" office:value-type="string">
            <text:p>Под колекции</text:p>
          </table:table-cell>
          <table:table-cell table:number-columns-repeated="1002"/>
        </table:table-row>
        <table:table-row table:style-name="ro7">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table-cell table:style-name="ce21" office:value-type="string">
            <text:p>Separador de Sub-Colecciones</text:p>
          </table:table-cell>
          <table:table-cell table:style-name="ce29"/>
          <table:table-cell/>
          <table:table-cell table:style-name="ce29"/>
          <table:table-cell table:style-name="ce21" office:value-type="string">
            <text:p>Separador Sub-Col·leccions</text:p>
          </table:table-cell>
          <table:table-cell/>
          <table:table-cell table:style-name="ce21" office:value-type="string">
            <text:p>Subcollecties scheiding</text:p>
          </table:table-cell>
          <table:table-cell table:number-columns-repeated="3"/>
          <table:table-cell table:style-name="ce29"/>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2"/>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2"/>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2"/>
        </table:table-row>
        <table:table-row table:style-name="ro5">
          <table:table-cell table:style-name="ce35" office:value-type="string">
            <text:p>BrowseFolders</text:p>
          </table:table-cell>
          <table:table-cell table:number-columns-repeated="14" table:style-name="ce35"/>
          <table:table-cell table:style-name="ce36"/>
          <table:table-cell table:style-name="ce35"/>
          <table:table-cell table:style-name="ce36"/>
          <table:table-cell table:number-columns-repeated="3" table:style-name="ce35"/>
          <table:table-cell table:number-columns-repeated="1003"/>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2"/>
        </table:table-row>
        <table:table-row table:style-name="ro12">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2"/>
        </table:table-row>
        <table:table-row table:style-name="ro14">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τατα πρέπει να τοποθετήσ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 \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2"/>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2"/>
        </table:table-row>
        <table:table-row table:style-name="ro12">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2"/>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2"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2"/>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2"/>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Carpetes</text:p>
          </table:table-cell>
          <table:table-cell table:style-name="ce29" office:value-type="string">
            <text:p>Procházet složky</text:p>
          </table:table-cell>
          <table:table-cell table:style-name="ce29" office:value-type="string">
            <text:p>Bladeren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2"/>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2"/>
        </table:table-row>
        <table:table-row table:style-name="ro9">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2"/>
        </table:table-row>
        <table:table-row table:style-name="ro13">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2"/>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2"/>
        </table:table-row>
        <table:table-row table:style-name="ro13">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2"/>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2"/>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6"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2"/>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2"/>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2"/>
        </table:table-row>
        <table:table-row table:style-name="ro13">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2"/>
        </table:table-row>
        <table:table-row table:style-name="ro12">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2"/>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2"/>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2"/>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2"/>
        </table:table-row>
        <table:table-row table:style-name="ro9">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2"/>
        </table:table-row>
        <table:table-row table:style-name="ro15">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2"/>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2"/>
        </table:table-row>
        <table:table-row table:style-name="ro16">
          <table:table-cell/>
          <table:table-cell table:style-name="ce29" office:value-type="string">
            <text:p>OPTION_TITLE_SORTER</text:p>
          </table:table-cell>
          <table:table-cell table:style-name="ce29" office:value-type="string">
            <text:p>Use 'titleSorter' Field, when Sorting</text:p>
          </table:table-cell>
          <table:table-cell table:style-name="ce29"/>
          <table:table-cell table:style-name="ce29" office:value-type="string">
            <text:p>Beim Sortieren 'titleSorter' benutzen</text:p>
          </table:table-cell>
          <table:table-cell table:style-name="ce29"/>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2"/>
        </table:table-row>
        <table:table-row table:style-name="ro7">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2"/>
        </table:table-row>
        <table:table-row table:style-name="ro12">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2"/>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2"/>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2"/>
        </table:table-row>
        <table:table-row table:style-name="ro8">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2"/>
        </table:table-row>
        <table:table-row table:style-name="ro6">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2"/>
        </table:table-row>
        <table:table-row table:style-name="ro12">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2"/>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2"/>
        </table:table-row>
        <table:table-row table:style-name="ro9">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2"/>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2"/>
        </table:table-row>
        <table:table-row table:style-name="ro7">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2"/>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2"/>
        </table:table-row>
        <table:table-row table:style-name="ro4">
          <table:table-cell table:style-name="ce31" office:value-type="string">
            <text:p>Calend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2"/>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table:table-cell table:number-columns-repeated="2" table:style-name="ce23" office:value-type="string">
            <text:p>Lun</text:p>
          </table:table-cell>
          <table:table-cell table:number-columns-repeated="2" table:style-name="ce23"/>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2"/>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table:table-cell table:number-columns-repeated="2" table:style-name="ce23" office:value-type="string">
            <text:p>Mar</text:p>
          </table:table-cell>
          <table:table-cell table:number-columns-repeated="2" table:style-name="ce23"/>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2"/>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2"/>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2"/>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2"/>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2"/>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2"/>
        </table:table-row>
        <table:table-row table:style-name="ro4">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number-columns-repeated="1003"/>
        </table:table-row>
        <table:table-row table:style-name="ro4">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number-columns-repeated="1003"/>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number-columns-repeated="1003"/>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number-columns-repeated="1003"/>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number-columns-repeated="1003"/>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number-columns-repeated="1003"/>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number-columns-repeated="1003"/>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number-columns-repeated="1003"/>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number-columns-repeated="1003"/>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number-columns-repeated="1003"/>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number-columns-repeated="1003"/>
        </table:table-row>
        <table:table-row table:style-name="ro4">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number-columns-repeated="1003"/>
        </table:table-row>
        <table:table-row table:style-name="ro4">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number-columns-repeated="1003"/>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number-columns-repeated="1003"/>
        </table:table-row>
        <table:table-row table:style-name="ro4">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number-columns-repeated="1003"/>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number-columns-repeated="1003"/>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number-columns-repeated="1003"/>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number-columns-repeated="1003"/>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number-columns-repeated="1003"/>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number-columns-repeated="1003"/>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number-columns-repeated="1003"/>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number-columns-repeated="1003"/>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number-columns-repeated="1003"/>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number-columns-repeated="1003"/>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number-columns-repeated="1003"/>
        </table:table-row>
        <table:table-row table:style-name="ro4">
          <table:table-cell/>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 bearb.</text:p>
          </table:table-cell>
          <table:table-cell table:style-name="ce23"/>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number-columns-repeated="1003"/>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number-columns-repeated="1003"/>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number-columns-repeated="1003"/>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table:table-cell table:number-columns-repeated="2" table:style-name="ce23" office:value-type="string">
            <text:p>OK</text:p>
          </table:table-cell>
          <table:table-cell table:number-columns-repeated="2" table:style-name="ce23"/>
          <table:table-cell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number-columns-repeated="1003"/>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number-columns-repeated="1003"/>
        </table:table-row>
        <table:table-row table:style-name="ro4">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number-columns-repeated="1003"/>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number-columns-repeated="1003"/>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number-columns-repeated="1003"/>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number-columns-repeated="1003"/>
        </table:table-row>
        <table:table-row table:style-name="ro4">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number-columns-repeated="1003"/>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number-columns-repeated="1003"/>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number-columns-repeated="1003"/>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number-columns-repeated="1003"/>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number-columns-repeated="1003"/>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number-columns-repeated="1003"/>
        </table:table-row>
        <table:table-row table:style-name="ro4">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table:table-cell table:number-columns-repeated="2" table:style-name="ce23" office:value-type="string">
            <text:p>Cardinal</text:p>
          </table:table-cell>
          <table:table-cell table:number-columns-repeated="2" table:style-name="ce23"/>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number-columns-repeated="1003"/>
        </table:table-row>
        <table:table-row table:style-name="ro5">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number-columns-repeated="1003"/>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number-columns-repeated="1003"/>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number-columns-repeated="1003"/>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table:table-cell table:number-columns-repeated="2" table:style-name="ce23" office:value-type="string">
            <text:p>Abc</text:p>
          </table:table-cell>
          <table:table-cell table:number-columns-repeated="2" table:style-name="ce23"/>
          <table:table-cell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number-columns-repeated="1003"/>
        </table:table-row>
        <table:table-row table:style-name="ro4">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number-columns-repeated="1003"/>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number-columns-repeated="1003"/>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number-columns-repeated="1003"/>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1005"/>
        </table:table-row>
        <table:table-row table:style-name="ro4">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number-columns-repeated="1003"/>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number-columns-repeated="1003"/>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number-columns-repeated="1003"/>
        </table:table-row>
        <table:table-row table:style-name="ro4">
          <table:table-cell table:style-name="ce31" office:value-type="string">
            <text:p>Calc</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number-columns-repeated="1003"/>
        </table:table-row>
        <table:table-row table:style-name="ro4">
          <table:table-cell table:style-name="ce31" office:value-type="string">
            <text:p>Convert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number-columns-repeated="1003"/>
        </table:table-row>
        <table:table-row table:style-name="ro4">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number-columns-repeated="1003"/>
        </table:table-row>
        <table:table-row table:style-name="ro4">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number-columns-repeated="1003"/>
        </table:table-row>
        <table:table-row table:style-name="ro4">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number-columns-repeated="1003"/>
        </table:table-row>
        <table:table-row table:style-name="ro4">
          <table:table-cell table:style-name="ce31" office:value-type="string">
            <text:p>Cor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number-columns-repeated="1003"/>
        </table:table-row>
        <table:table-row table:style-name="ro4">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number-columns-repeated="1003"/>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number-columns-repeated="1003"/>
        </table:table-row>
        <table:table-row table:style-name="ro12">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number-columns-repeated="1003"/>
        </table:table-row>
        <table:table-row table:style-name="ro4">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number-columns-repeated="1003"/>
        </table:table-row>
        <table:table-row table:style-name="ro4">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number-columns-repeated="1003"/>
        </table:table-row>
        <table:table-row table:style-name="ro4">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number-columns-repeated="1003"/>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number-columns-repeated="1003"/>
        </table:table-row>
        <table:table-row table:style-name="ro4">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number-columns-repeated="1003"/>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number-columns-repeated="1003"/>
        </table:table-row>
        <table:table-row table:style-name="ro6">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1005"/>
        </table:table-row>
        <table:table-row table:style-name="ro4">
          <table:table-cell table:style-name="ce31" office:value-type="string">
            <text:p>Dictionary</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number-columns-repeated="1003"/>
        </table:table-row>
        <table:table-row table:style-name="ro4">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number-columns-repeated="1003"/>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number-columns-repeated="1003"/>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number-columns-repeated="1003"/>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number-columns-repeated="1003"/>
        </table:table-row>
        <table:table-row table:style-name="ro4">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number-columns-repeated="1003"/>
        </table:table-row>
        <table:table-row table:style-name="ro4">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number-columns-repeated="1003"/>
        </table:table-row>
        <table:table-row table:style-name="ro4">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number-columns-repeated="1003"/>
        </table:table-row>
        <table:table-row table:style-name="ro4">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number-columns-repeated="1003"/>
        </table:table-row>
        <table:table-row table:style-name="ro4">
          <table:table-cell table:style-name="ce31" office:value-type="string">
            <text:p>DictionaryO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number-columns-repeated="1003"/>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number-columns-repeated="1003"/>
        </table:table-row>
        <table:table-row table:style-name="ro4">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table:table-cell/>
          <table:table-cell table:number-columns-repeated="3" table:style-name="ce23"/>
          <table:table-cell table:number-columns-repeated="1003"/>
        </table:table-row>
        <table:table-row table:style-name="ro7">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number-columns-repeated="1003"/>
        </table:table-row>
        <table:table-row table:style-name="ro4">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Wörterbuch-Popups</text:p>
          </table:table-cell>
          <table:table-cell table:style-name="ce23"/>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number-columns-repeated="1003"/>
        </table:table-row>
        <table:table-row table:style-name="ro4">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number-columns-repeated="1003"/>
        </table:table-row>
        <table:table-row table:style-name="ro12">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number-columns-repeated="3" table:style-name="ce30"/>
          <table:table-cell table:number-columns-repeated="3" table:style-name="ce29"/>
          <table:table-cell table:number-columns-repeated="1003"/>
        </table:table-row>
        <table:table-row table:style-name="ro8">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Popup-Position</text:p>
          </table:table-cell>
          <table:table-cell table:style-name="ce29"/>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number-columns-repeated="1003"/>
        </table:table-row>
        <table:table-row table:style-name="ro4">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number-columns-repeated="1003"/>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number-columns-repeated="1003"/>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number-columns-repeated="1003"/>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1005"/>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1005"/>
        </table:table-row>
        <table:table-row table:style-name="ro12">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table-cell table:style-name="ce21" office:value-type="string">
            <text:p>¿Recortar palabras en registros existentes?</text:p>
          </table:table-cell>
          <table:table-cell table:style-name="ce29"/>
          <table:table-cell/>
          <table:table-cell table:style-name="ce29"/>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1005"/>
        </table:table-row>
        <table:table-row table:style-name="ro9">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table-cell table:style-name="ce21" office:value-type="string">
            <text:p>Número Máximo de palabras en los registros</text:p>
          </table:table-cell>
          <table:table-cell table:style-name="ce29" office:value-type="string">
            <text:p>Nb. maximum de mots dans le journal</text:p>
          </table:table-cell>
          <table:table-cell/>
          <table:table-cell table:style-name="ce29"/>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1005"/>
        </table:table-row>
        <table:table-row table:style-name="ro4">
          <table:table-cell table:style-name="ce31" office:value-type="string">
            <text:p>EpubUserSty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EPUB-stijl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number-columns-repeated="1003"/>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number-columns-repeated="1003"/>
        </table:table-row>
        <table:table-row table:style-name="ro4">
          <table:table-cell table:style-name="ce31" office:value-type="string">
            <text:p>KeyBinding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style-name="ce23" office:value-type="float" office:value="0.0">
            <text:p>0</text:p>
          </table:table-cell>
          <table:table-cell table:style-name="ce23"/>
          <table:table-cell table:number-columns-repeated="7"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number-columns-repeated="1003"/>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style-name="ce23" office:value-type="float" office:value="1.0">
            <text:p>1</text:p>
          </table:table-cell>
          <table:table-cell table:style-name="ce23"/>
          <table:table-cell table:number-columns-repeated="7"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number-columns-repeated="1003"/>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style-name="ce23" office:value-type="float" office:value="2.0">
            <text:p>2</text:p>
          </table:table-cell>
          <table:table-cell table:style-name="ce23"/>
          <table:table-cell table:number-columns-repeated="7"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number-columns-repeated="1003"/>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style-name="ce23" office:value-type="float" office:value="3.0">
            <text:p>3</text:p>
          </table:table-cell>
          <table:table-cell table:style-name="ce23"/>
          <table:table-cell table:number-columns-repeated="7"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number-columns-repeated="1003"/>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style-name="ce23" office:value-type="float" office:value="4.0">
            <text:p>4</text:p>
          </table:table-cell>
          <table:table-cell table:style-name="ce23"/>
          <table:table-cell table:number-columns-repeated="7"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number-columns-repeated="1003"/>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style-name="ce23" office:value-type="float" office:value="5.0">
            <text:p>5</text:p>
          </table:table-cell>
          <table:table-cell table:style-name="ce23"/>
          <table:table-cell table:number-columns-repeated="7"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number-columns-repeated="1003"/>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style-name="ce23" office:value-type="float" office:value="6.0">
            <text:p>6</text:p>
          </table:table-cell>
          <table:table-cell table:style-name="ce23"/>
          <table:table-cell table:number-columns-repeated="7"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number-columns-repeated="1003"/>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style-name="ce23" office:value-type="float" office:value="7.0">
            <text:p>7</text:p>
          </table:table-cell>
          <table:table-cell table:style-name="ce23"/>
          <table:table-cell table:number-columns-repeated="7"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number-columns-repeated="1003"/>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style-name="ce23" office:value-type="float" office:value="8.0">
            <text:p>8</text:p>
          </table:table-cell>
          <table:table-cell table:style-name="ce23"/>
          <table:table-cell table:number-columns-repeated="7"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number-columns-repeated="1003"/>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style-name="ce23" office:value-type="float" office:value="9.0">
            <text:p>9</text:p>
          </table:table-cell>
          <table:table-cell table:style-name="ce23"/>
          <table:table-cell table:number-columns-repeated="7"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number-columns-repeated="1003"/>
        </table:table-row>
        <table:table-row table:style-name="ro4">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number-columns-repeated="1003"/>
        </table:table-row>
        <table:table-row table:style-name="ro4">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number-columns-repeated="1003"/>
        </table:table-row>
        <table:table-row table:style-name="ro4">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number-columns-repeated="1003"/>
        </table:table-row>
        <table:table-row table:style-name="ro5">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number-columns-repeated="1003"/>
        </table:table-row>
        <table:table-row table:style-name="ro4">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number-columns-repeated="1003"/>
        </table:table-row>
        <table:table-row table:style-name="ro4">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number-columns-repeated="1003"/>
        </table:table-row>
        <table:table-row table:style-name="ro4">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number-columns-repeated="1003"/>
        </table:table-row>
        <table:table-row table:style-name="ro4">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number-columns-repeated="1003"/>
        </table:table-row>
        <table:table-row table:style-name="ro4">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number-columns-repeated="1003"/>
        </table:table-row>
        <table:table-row table:style-name="ro4">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number-columns-repeated="1003"/>
        </table:table-row>
        <table:table-row table:style-name="ro4">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number-columns-repeated="1003"/>
        </table:table-row>
        <table:table-row table:style-name="ro4">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number-columns-repeated="1003"/>
        </table:table-row>
        <table:table-row table:style-name="ro4">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number-columns-repeated="1003"/>
        </table:table-row>
        <table:table-row table:style-name="ro4">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number-columns-repeated="1003"/>
        </table:table-row>
        <table:table-row table:style-name="ro4">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number-columns-repeated="1003"/>
        </table:table-row>
        <table:table-row table:style-name="ro4">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number-columns-repeated="1003"/>
        </table:table-row>
        <table:table-row table:style-name="ro4">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number-columns-repeated="1003"/>
        </table:table-row>
        <table:table-row table:style-name="ro8">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number-columns-repeated="1003"/>
        </table:table-row>
        <table:table-row table:style-name="ro4">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number-columns-repeated="1003"/>
        </table:table-row>
        <table:table-row table:style-name="ro8">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number-columns-repeated="1003"/>
        </table:table-row>
        <table:table-row table:style-name="ro8">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number-columns-repeated="1003"/>
        </table:table-row>
        <table:table-row table:style-name="ro8">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number-columns-repeated="1003"/>
        </table:table-row>
        <table:table-row table:style-name="ro8">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number-columns-repeated="1003"/>
        </table:table-row>
        <table:table-row table:style-name="ro4">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number-columns-repeated="1003"/>
        </table:table-row>
        <table:table-row table:style-name="ro4">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number-columns-repeated="1003"/>
        </table:table-row>
        <table:table-row table:style-name="ro4">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number-columns-repeated="1003"/>
        </table:table-row>
        <table:table-row table:style-name="ro4">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number-columns-repeated="1003"/>
        </table:table-row>
        <table:table-row table:style-name="ro4">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number-columns-repeated="1003"/>
        </table:table-row>
        <table:table-row table:style-name="ro4">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number-columns-repeated="1003"/>
        </table:table-row>
        <table:table-row table:style-name="ro4">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number-columns-repeated="1003"/>
        </table:table-row>
        <table:table-row table:style-name="ro4">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number-columns-repeated="1003"/>
        </table:table-row>
        <table:table-row table:style-name="ro4">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number-columns-repeated="1003"/>
        </table:table-row>
        <table:table-row table:style-name="ro4">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number-columns-repeated="1003"/>
        </table:table-row>
        <table:table-row table:style-name="ro4">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number-columns-repeated="1003"/>
        </table:table-row>
        <table:table-row table:style-name="ro4">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number-columns-repeated="1003"/>
        </table:table-row>
        <table:table-row table:style-name="ro4">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number-columns-repeated="1003"/>
        </table:table-row>
        <table:table-row table:style-name="ro4">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number-columns-repeated="1003"/>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number-columns-repeated="1003"/>
        </table:table-row>
        <table:table-row table:style-name="ro4">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number-columns-repeated="1003"/>
        </table:table-row>
        <table:table-row table:style-name="ro4">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number-columns-repeated="1003"/>
        </table:table-row>
        <table:table-row table:style-name="ro4">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number-columns-repeated="1003"/>
        </table:table-row>
        <table:table-row table:style-name="ro4">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number-columns-repeated="1003"/>
        </table:table-row>
        <table:table-row table:style-name="ro4">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number-columns-repeated="1003"/>
        </table:table-row>
        <table:table-row table:style-name="ro4">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number-columns-repeated="1003"/>
        </table:table-row>
        <table:table-row table:style-name="ro4">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number-columns-repeated="1003"/>
        </table:table-row>
        <table:table-row table:style-name="ro4">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number-columns-repeated="1003"/>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number-columns-repeated="1003"/>
        </table:table-row>
        <table:table-row table:style-name="ro4">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number-columns-repeated="1003"/>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number-columns-repeated="1003"/>
        </table:table-row>
        <table:table-row table:style-name="ro4">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number-columns-repeated="1003"/>
        </table:table-row>
        <table:table-row table:style-name="ro4">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number-columns-repeated="1003"/>
        </table:table-row>
        <table:table-row table:style-name="ro4">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number-columns-repeated="1003"/>
        </table:table-row>
        <table:table-row table:style-name="ro4">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number-columns-repeated="1003"/>
        </table:table-row>
        <table:table-row table:style-name="ro4">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number-columns-repeated="1003"/>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number-columns-repeated="1003"/>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number-columns-repeated="1003"/>
        </table:table-row>
        <table:table-row table:style-name="ro4">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number-columns-repeated="1003"/>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number-columns-repeated="1003"/>
        </table:table-row>
        <table:table-row table:style-name="ro4">
          <table:table-cell table:style-name="ce31" office:value-type="string">
            <text:p>LRF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number-columns-repeated="1003"/>
        </table:table-row>
        <table:table-row table:style-name="ro4">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number-columns-repeated="11" table:style-name="ce21"/>
          <table:table-cell table:number-columns-repeated="992"/>
        </table:table-row>
        <table:table-row table:style-name="ro4">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Reformateja Llibre Actual</text:p>
          </table:table-cell>
          <table:table-cell table:style-name="ce23"/>
          <table:table-cell table:style-name="ce23"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number-columns-repeated="11" table:style-name="ce21"/>
          <table:table-cell table:number-columns-repeated="992"/>
        </table:table-row>
        <table:table-row table:style-name="ro4">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Per defecte</text:p>
          </table:table-cell>
          <table:table-cell table:style-name="ce23"/>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number-columns-repeated="11" table:style-name="ce21"/>
          <table:table-cell table:number-columns-repeated="992"/>
        </table:table-row>
        <table:table-row table:style-name="ro4">
          <table:table-cell table:style-name="ce23"/>
          <table:table-cell table:style-name="ce23" office:value-type="string">
            <text:p>DESCRIPTION</text:p>
          </table:table-cell>
          <table:table-cell table:number-columns-repeated="2" table:style-name="ce23"/>
          <table:table-cell table:style-name="ce23" office:value-type="string">
            <text:p>Ändert Schriftgrößen für *.LRF</text:p>
          </table:table-cell>
          <table:table-cell table:style-name="ce23"/>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Canvia la mida de la font en els LRF</text:p>
          </table:table-cell>
          <table:table-cell table:style-name="ce23"/>
          <table:table-cell table:style-name="ce23" office:value-type="string">
            <text:p>Omschrijving</text:p>
          </table:table-cell>
          <table:table-cell table:number-columns-repeated="2" table:style-name="ce23"/>
          <table:table-cell table:style-name="ce33"/>
          <table:table-cell table:style-name="ce23"/>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11" table:style-name="ce21"/>
          <table:table-cell table:number-columns-repeated="992"/>
        </table:table-row>
        <table:table-row table:style-name="ro4">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Cal reiniciar</text:p>
          </table:table-cell>
          <table:table-cell table:style-name="ce23"/>
          <table:table-cell table:style-name="ce23"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number-columns-repeated="11" table:style-name="ce21"/>
          <table:table-cell table:number-columns-repeated="992"/>
        </table:table-row>
        <table:table-row table:style-name="ro4">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0"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number-columns-repeated="1003"/>
        </table:table-row>
        <table:table-row table:style-name="ro4">
          <table:table-cell/>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number-columns-repeated="1003"/>
        </table:table-row>
        <table:table-row table:style-name="ro4">
          <table:table-cell/>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number-columns-repeated="1003"/>
        </table:table-row>
        <table:table-row table:style-name="ro4">
          <table:table-cell/>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number-columns-repeated="1003"/>
        </table:table-row>
        <table:table-row table:style-name="ro4">
          <table:table-cell/>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number-columns-repeated="1003"/>
        </table:table-row>
        <table:table-row table:style-name="ro4">
          <table:table-cell/>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number-columns-repeated="1003"/>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number-columns-repeated="1003"/>
        </table:table-row>
        <table:table-row table:style-name="ro4">
          <table:table-cell/>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number-columns-repeated="1003"/>
        </table:table-row>
        <table:table-row table:style-name="ro4">
          <table:table-cell/>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number-columns-repeated="1003"/>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number-columns-repeated="1003"/>
        </table:table-row>
        <table:table-row table:style-name="ro4">
          <table:table-cell table:style-name="ce31" office:value-type="string">
            <text:p>MenuCap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number-columns-repeated="1003"/>
        </table:table-row>
        <table:table-row table:style-name="ro4">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number-columns-repeated="1003"/>
        </table:table-row>
        <table:table-row table:style-name="ro4">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number-columns-repeated="1003"/>
        </table:table-row>
        <table:table-row table:style-name="ro4">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number-columns-repeated="1003"/>
        </table:table-row>
        <table:table-row table:style-name="ro4">
          <table:table-cell table:style-name="ce31" office:value-type="string">
            <text:p>MenuCustomiz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number-columns-repeated="1003"/>
        </table:table-row>
        <table:table-row table:style-name="ro4">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number-columns-repeated="1003"/>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number-columns-repeated="1003"/>
        </table:table-row>
        <table:table-row table:style-name="ro4">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number-columns-repeated="1003"/>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number-columns-repeated="1003"/>
        </table:table-row>
        <table:table-row table:style-name="ro4">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number-columns-repeated="1003"/>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number-columns-repeated="1003"/>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number-columns-repeated="1003"/>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number-columns-repeated="1003"/>
        </table:table-row>
        <table:table-row table:style-name="ro4">
          <table:table-cell table:style-name="ce31" office:value-type="string">
            <text:p>MusicPlaye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spieler</text:p>
          </table:table-cell>
          <table:table-cell table:style-name="ce23"/>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schritt</text:p>
          </table:table-cell>
          <table:table-cell table:style-name="ce23"/>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3"/>
        </table:table-row>
        <table:table-row table:style-name="ro4">
          <table:table-cell table:style-name="ce31" office:value-type="string">
            <text:p>Screensho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number-columns-repeated="1003"/>
        </table:table-row>
        <table:table-row table:style-name="ro4">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number-columns-repeated="1003"/>
        </table:table-row>
        <table:table-row table:style-name="ro4">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number-columns-repeated="1003"/>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number-columns-repeated="1003"/>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number-columns-repeated="1003"/>
        </table:table-row>
        <table:table-row table:style-name="ro4">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number-columns-repeated="1003"/>
        </table:table-row>
        <table:table-row table:style-name="ro4">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number-columns-repeated="1003"/>
        </table:table-row>
        <table:table-row table:style-name="ro4">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table:table-cell table:number-columns-repeated="2" table:style-name="ce23" office:value-type="string">
            <text:p>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number-columns-repeated="1003"/>
        </table:table-row>
        <table:table-row table:style-name="ro4">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Fortschrittsanzeige</text:p>
          </table:table-cell>
          <table:table-cell table:style-name="ce23"/>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Прогресс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number-columns-repeated="1003"/>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number-columns-repeated="1003"/>
        </table:table-row>
        <table:table-row table:style-name="ro4">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Elimina Text Memo amb TXT</text:p>
          </table:table-cell>
          <table:table-cell table:style-name="ce23"/>
          <table:table-cell table:style-name="ce23" office:value-type="string">
            <text:p>Vervang tekstmemo met txt 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number-columns-repeated="1003"/>
        </table:table-row>
        <table:table-row table:style-name="ro4">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number-columns-repeated="1003"/>
        </table:table-row>
        <table:table-row table:style-name="ro4">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number-columns-repeated="1003"/>
        </table:table-row>
        <table:table-row table:style-name="ro4">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number-columns-repeated="1003"/>
        </table:table-row>
        <table:table-row table:style-name="ro4">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number-columns-repeated="1003"/>
        </table:table-row>
        <table:table-row table:style-name="ro4">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number-columns-repeated="1003"/>
        </table:table-row>
        <table:table-row table:style-name="ro4">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number-columns-repeated="1003"/>
        </table:table-row>
        <table:table-row table:style-name="ro4">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number-columns-repeated="1003"/>
        </table:table-row>
        <table:table-row table:style-name="ro4">
          <table:table-cell table:style-name="ce31" office:value-type="string">
            <text:p>ScrollbarAlphabet</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text:p>
          </table:table-cell>
          <table:table-cell table:style-name="ce23"/>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number-columns-repeated="1003"/>
        </table:table-row>
        <table:table-row table:style-name="ro4">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number-columns-repeated="1003"/>
        </table:table-row>
        <table:table-row table:style-name="ro4">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number-columns-repeated="1003"/>
        </table:table-row>
        <table:table-row table:style-name="ro4">
          <table:table-cell table:style-name="ce31" office:value-type="string">
            <text:p>StandardActions</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1005"/>
        </table:table-row>
        <table:table-row table:style-name="ro6">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number-columns-repeated="1003"/>
        </table:table-row>
        <table:table-row table:style-name="ro5">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table:table-cell table:style-name="ce33"/>
          <table:table-cell table:style-name="ce23"/>
          <table:table-cell table:number-columns-repeated="1005"/>
        </table:table-row>
        <table:table-row table:style-name="ro8">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1005"/>
        </table:table-row>
        <table:table-row table:style-name="ro5">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1005"/>
        </table:table-row>
        <table:table-row table:style-name="ro4">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number-columns-repeated="1003"/>
        </table:table-row>
        <table:table-row table:style-name="ro4">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table:table-cell table:style-name="ce23" office:value-type="string">
            <text:p>Lanzador</text:p>
          </table:table-cell>
          <table:table-cell table:number-columns-repeated="3" table:style-name="ce23"/>
          <table:table-cell table:style-name="ce23" office:value-type="string">
            <text:p>Llançador</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table:table-cell/>
          <table:table-cell table:number-columns-repeated="3" table:style-name="ce23"/>
          <table:table-cell table:number-columns-repeated="1003"/>
        </table:table-row>
        <table:table-row table:style-name="ro4">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table:table-cell table:style-name="ce23" office:value-type="string">
            <text:p>Acciones</text:p>
          </table:table-cell>
          <table:table-cell table:number-columns-repeated="3" table:style-name="ce23"/>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table:table-cell/>
          <table:table-cell table:number-columns-repeated="3" table:style-name="ce23"/>
          <table:table-cell table:number-columns-repeated="1003"/>
        </table:table-row>
        <table:table-row table:style-name="ro4">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number-columns-repeated="1003"/>
        </table:table-row>
        <table:table-row table:style-name="ro4">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number-columns-repeated="1003"/>
        </table:table-row>
        <table:table-row table:style-name="ro4">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number-columns-repeated="1003"/>
        </table:table-row>
        <table:table-row table:style-name="ro5">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number-columns-repeated="1003"/>
        </table:table-row>
        <table:table-row table:style-name="ro4">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number-columns-repeated="1003"/>
        </table:table-row>
        <table:table-row table:style-name="ro4">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number-columns-repeated="1003"/>
        </table:table-row>
        <table:table-row table:style-name="ro4">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number-columns-repeated="1003"/>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1005"/>
        </table:table-row>
        <table:table-row table:style-name="ro6">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1005"/>
        </table:table-row>
        <table:table-row table:style-name="ro5">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number-columns-repeated="1003"/>
        </table:table-row>
        <table:table-row table:style-name="ro6">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number-columns-repeated="1004"/>
        </table:table-row>
        <table:table-row table:style-name="ro5">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table-cell table:style-name="ce21" office:value-type="string">
            <text:p>Pausa/inicio Audio</text:p>
          </table:table-cell>
          <table:table-cell table:style-name="ce23"/>
          <table:table-cell table:number-columns-repeated="2"/>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table:table-cell table:style-name="ce33"/>
          <table:table-cell table:style-name="ce23"/>
          <table:table-cell table:number-columns-repeated="1005"/>
        </table:table-row>
        <table:table-row table:style-name="ro5">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1005"/>
        </table:table-row>
        <table:table-row table:style-name="ro4">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number-columns-repeated="1003"/>
        </table:table-row>
        <table:table-row table:style-name="ro4">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number-columns-repeated="1003"/>
        </table:table-row>
        <table:table-row table:style-name="ro4">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number-columns-repeated="1003"/>
        </table:table-row>
        <table:table-row table:style-name="ro4">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number-columns-repeated="1003"/>
        </table:table-row>
        <table:table-row table:style-name="ro5">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number-columns-repeated="1004"/>
        </table:table-row>
        <table:table-row table:style-name="ro5">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table-cell table:style-name="ce21" office:value-type="string">
            <text:p>Barra de Notas</text:p>
          </table:table-cell>
          <table:table-cell table:style-name="ce23"/>
          <table:table-cell table:number-columns-repeated="2"/>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table:table-cell table:style-name="ce33"/>
          <table:table-cell table:style-name="ce23"/>
          <table:table-cell table:number-columns-repeated="1005"/>
        </table:table-row>
        <table:table-row table:style-name="ro8">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table-cell table:style-name="ce21" office:value-type="string">
            <text:p>Menú Anterior</text:p>
          </table:table-cell>
          <table:table-cell table:style-name="ce23" office:value-type="string">
            <text:p>Menu précédent</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number-columns-repeated="1003"/>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number-columns-repeated="1003"/>
        </table:table-row>
        <table:table-row table:style-name="ro5">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number-columns-repeated="1003"/>
        </table:table-row>
        <table:table-row table:style-name="ro4">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number-columns-repeated="1003"/>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number-columns-repeated="1003"/>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number-columns-repeated="1003"/>
        </table:table-row>
        <table:table-row table:style-name="ro5">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number-columns-repeated="1003"/>
        </table:table-row>
        <table:table-row table:style-name="ro5">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number-columns-repeated="1003"/>
        </table:table-row>
        <table:table-row table:style-name="ro9">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number-columns-repeated="1003"/>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number-columns-repeated="1003"/>
        </table:table-row>
        <table:table-row table:style-name="ro4">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number-columns-repeated="1003"/>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number-columns-repeated="1003"/>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number-columns-repeated="1004"/>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number-columns-repeated="1004"/>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number-columns-repeated="1003"/>
        </table:table-row>
        <table:table-row table:style-name="ro5">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number-columns-repeated="1003"/>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2"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3"/>
        </table:table-row>
        <table:table-row table:style-name="ro8">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number-columns-repeated="1003"/>
        </table:table-row>
        <table:table-row table:style-name="ro7">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number-columns-repeated="1003"/>
        </table:table-row>
        <table:table-row table:style-name="ro7">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1005"/>
        </table:table-row>
        <table:table-row table:style-name="ro9">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1005"/>
        </table:table-row>
        <table:table-row table:style-name="ro8">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1005"/>
        </table:table-row>
        <table:table-row table:style-name="ro7">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number-columns-repeated="1003"/>
        </table:table-row>
        <table:table-row table:style-name="ro7">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1005"/>
        </table:table-row>
        <table:table-row table:style-name="ro7">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number-columns-repeated="1003"/>
        </table:table-row>
        <table:table-row table:style-name="ro7">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number-columns-repeated="1003"/>
        </table:table-row>
        <table:table-row table:style-name="ro5">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number-columns-repeated="1003"/>
        </table:table-row>
        <table:table-row table:style-name="ro9">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1005"/>
        </table:table-row>
        <table:table-row table:style-name="ro8">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m</text:p>
          </table:table-cell>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1005"/>
        </table:table-row>
        <table:table-row table:style-name="ro8">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Идёт зарядка. Можно продолжить чтение.</text:p>
          </table:table-cell>
          <table:table-cell table:style-name="ce33"/>
          <table:table-cell table:style-name="ce23"/>
          <table:table-cell table:number-columns-repeated="1005"/>
        </table:table-row>
        <table:table-row table:style-name="ro6">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number-columns-repeated="1003"/>
        </table:table-row>
        <table:table-row table:style-name="ro5">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1005"/>
        </table:table-row>
        <table:table-row table:style-name="ro8">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number-columns-repeated="1003"/>
        </table:table-row>
        <table:table-row table:style-name="ro5">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1005"/>
        </table:table-row>
        <table:table-row table:style-name="ro6">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1005"/>
        </table:table-row>
        <table:table-row table:style-name="ro6">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1005"/>
        </table:table-row>
        <table:table-row table:style-name="ro7">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bei USB-Verbidnung fragen</text:p>
          </table:table-cell>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1005"/>
        </table:table-row>
        <table:table-row table:style-name="ro13">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1005"/>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number-columns-repeated="1003"/>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1005"/>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1005"/>
        </table:table-row>
        <table:table-row table:style-name="ro8">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number-columns-repeated="1003"/>
        </table:table-row>
        <table:table-row table:style-name="ro4">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number-columns-repeated="1003"/>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number-columns-repeated="1003"/>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1005"/>
        </table:table-row>
        <table:table-row table:style-name="ro7">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1005"/>
        </table:table-row>
        <table:table-row table:style-name="ro6">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number-columns-repeated="1003"/>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1005"/>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number-columns-repeated="1003"/>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1005"/>
        </table:table-row>
        <table:table-row table:style-name="ro4">
          <table:table-cell table:style-name="ce31" office:value-type="string">
            <text:p>StatusBar</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number-columns-repeated="1003"/>
        </table:table-row>
        <table:table-row table:style-name="ro4">
          <table:table-cell table:style-name="ce31" office:value-type="string">
            <text:p>StatusBar_Clock</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schalten</text:p>
          </table:table-cell>
          <table:table-cell table:style-name="ce23"/>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number-columns-repeated="1003"/>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table:table-cell table:number-columns-repeated="7"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number-columns-repeated="1003"/>
        </table:table-row>
        <table:table-row table:style-name="ro4">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number-columns-repeated="1003"/>
        </table:table-row>
        <table:table-row table:style-name="ro4">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number-columns-repeated="1003"/>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table:table-cell table:number-columns-repeated="7"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number-columns-repeated="1003"/>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number-columns-repeated="1003"/>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number-columns-repeated="1003"/>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number-columns-repeated="1003"/>
        </table:table-row>
        <table:table-row table:style-name="ro4">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number-columns-repeated="1003"/>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number-columns-repeated="1003"/>
        </table:table-row>
        <table:table-row table:style-name="ro4">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number-columns-repeated="1003"/>
        </table:table-row>
        <table:table-row table:style-name="ro4">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number-columns-repeated="1003"/>
        </table:table-row>
        <table:table-row table:style-name="ro4">
          <table:table-cell table:style-name="ce31" office:value-type="string">
            <text:p>StatusBar_PageIndex</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number-columns-repeated="1003"/>
        </table:table-row>
        <table:table-row table:style-name="ro4">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number-columns-repeated="1003"/>
        </table:table-row>
        <table:table-row table:style-name="ro4">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number-columns-repeated="1003"/>
        </table:table-row>
        <table:table-row table:style-name="ro4">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number-columns-repeated="1003"/>
        </table:table-row>
        <table:table-row table:style-name="ro4">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number-columns-repeated="1003"/>
        </table:table-row>
        <table:table-row table:style-name="ro4">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number-columns-repeated="1003"/>
        </table:table-row>
        <table:table-row table:style-name="ro4">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number-columns-repeated="1003"/>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number-columns-repeated="1003"/>
        </table:table-row>
        <table:table-row table:style-name="ro4">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number-columns-repeated="1003"/>
        </table:table-row>
        <table:table-row table:style-name="ro4">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number-columns-repeated="1003"/>
        </table:table-row>
        <table:table-row table:style-name="ro4">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number-columns-repeated="1003"/>
        </table:table-row>
        <table:table-row table:style-name="ro4">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number-columns-repeated="1003"/>
        </table:table-row>
        <table:table-row table:style-name="ro4">
          <table:table-cell table:style-name="ce31" office:value-type="string">
            <text:p>TextEncoding</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number-columns-repeated="1003"/>
        </table:table-row>
        <table:table-row table:style-name="ro4">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number-columns-repeated="1003"/>
        </table:table-row>
        <table:table-row table:style-name="ro4">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number-columns-repeated="1003"/>
        </table:table-row>
        <table:table-row table:style-name="ro4">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number-columns-repeated="1003"/>
        </table:table-row>
        <table:table-row table:style-name="ro4">
          <table:table-cell table:style-name="ce31" office:value-type="string">
            <text:p>TextScale</text:p>
          </table:table-cell>
          <table:table-cell table:number-columns-repeated="14" table:style-name="ce31"/>
          <table:table-cell table:style-name="ce32"/>
          <table:table-cell table:style-name="ce31"/>
          <table:table-cell table:style-name="ce32"/>
          <table:table-cell table:number-columns-repeated="3" table:style-name="ce31"/>
          <table:table-cell table:number-columns-repeated="1003"/>
        </table:table-row>
        <table:table-row table:style-name="ro4">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number-columns-repeated="1003"/>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number-columns-repeated="1003"/>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number-columns-repeated="1003"/>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number-columns-repeated="1003"/>
        </table:table-row>
        <table:table-row table:style-name="ro4">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number-columns-repeated="1003"/>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number-columns-repeated="1003"/>
        </table:table-row>
        <table:table-row table:style-name="ro4">
          <table:table-cell table:style-name="ce41" office:value-type="string">
            <text:p>TouchSettings</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4">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number-columns-repeated="1003"/>
        </table:table-row>
        <table:table-row table:style-name="ro4">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number-columns-repeated="1003"/>
        </table:table-row>
        <table:table-row table:style-name="ro4">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number-columns-repeated="1003"/>
        </table:table-row>
        <table:table-row table:style-name="ro4">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number-columns-repeated="1003"/>
        </table:table-row>
        <table:table-row table:style-name="ro4">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number-columns-repeated="1003"/>
        </table:table-row>
        <table:table-row table:style-name="ro4">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number-columns-repeated="1003"/>
        </table:table-row>
        <table:table-row table:style-name="ro4">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number-columns-repeated="1003"/>
        </table:table-row>
        <table:table-row table:style-name="ro4">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text:p>
          </table:table-cell>
          <table:table-cell table:style-name="ce23"/>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number-columns-repeated="1003"/>
        </table:table-row>
        <table:table-row table:style-name="ro4">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number-columns-repeated="1003"/>
        </table:table-row>
        <table:table-row table:style-name="ro4">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number-columns-repeated="1003"/>
        </table:table-row>
        <table:table-row table:style-name="ro4">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number-columns-repeated="1003"/>
        </table:table-row>
        <table:table-row table:style-name="ro4">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number-columns-repeated="1003"/>
        </table:table-row>
        <table:table-row table:style-name="ro4">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инарное касание, левый нижний угол</text:p>
          </table:table-cell>
          <table:table-cell table:style-name="ce33" office:value-type="string">
            <text:p>Tek Dokunma, Sol Alt</text:p>
          </table:table-cell>
          <table:table-cell table:number-columns-repeated="3" table:style-name="ce23"/>
          <table:table-cell table:number-columns-repeated="1003"/>
        </table:table-row>
        <table:table-row table:style-name="ro4">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инарное касание, правый нижний угол</text:p>
          </table:table-cell>
          <table:table-cell table:style-name="ce33" office:value-type="string">
            <text:p>Tek Dokunma, Sağ Alt</text:p>
          </table:table-cell>
          <table:table-cell table:number-columns-repeated="3" table:style-name="ce23"/>
          <table:table-cell table:number-columns-repeated="1003"/>
        </table:table-row>
        <table:table-row table:style-name="ro4">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инарное касание, левый верхний угол</text:p>
          </table:table-cell>
          <table:table-cell table:style-name="ce33" office:value-type="string">
            <text:p>Tek Dokunma, Sol Üst</text:p>
          </table:table-cell>
          <table:table-cell table:number-columns-repeated="3" table:style-name="ce23"/>
          <table:table-cell table:number-columns-repeated="1003"/>
        </table:table-row>
        <table:table-row table:style-name="ro4">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инарное касание, правый верхний угол</text:p>
          </table:table-cell>
          <table:table-cell table:style-name="ce33" office:value-type="string">
            <text:p>Tek Dokunma, Sağ Üst</text:p>
          </table:table-cell>
          <table:table-cell table:number-columns-repeated="3" table:style-name="ce23"/>
          <table:table-cell table:number-columns-repeated="1003"/>
        </table:table-row>
        <table:table-row table:style-name="ro4">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number-columns-repeated="1003"/>
        </table:table-row>
        <table:table-row table:style-name="ro4">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number-columns-repeated="1003"/>
        </table:table-row>
        <table:table-row table:style-name="ro4">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number-columns-repeated="1003"/>
        </table:table-row>
        <table:table-row table:style-name="ro4">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number-columns-repeated="1003"/>
        </table:table-row>
        <table:table-row table:style-name="ro4">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number-columns-repeated="1003"/>
        </table:table-row>
        <table:table-row table:style-name="ro4">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Листание страницы одинарное/двойное касание</text:p>
          </table:table-cell>
          <table:table-cell table:style-name="ce33" office:value-type="string">
            <text:p>Sayfaya Dokun Değiştir/Çift Tıklama</text:p>
          </table:table-cell>
          <table:table-cell table:number-columns-repeated="3" table:style-name="ce23"/>
          <table:table-cell table:number-columns-repeated="1003"/>
        </table:table-row>
        <table:table-row table:style-name="ro4">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number-columns-repeated="1003"/>
        </table:table-row>
        <table:table-row table:style-name="ro4">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number-columns-repeated="1003"/>
        </table:table-row>
        <table:table-row table:style-name="ro4">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number-columns-repeated="1003"/>
        </table:table-row>
        <table:table-row table:style-name="ro4">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number-columns-repeated="1003"/>
        </table:table-row>
        <table:table-row table:style-name="ro4">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number-columns-repeated="1003"/>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number-columns-repeated="1003"/>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number-columns-repeated="1003"/>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number-columns-repeated="1003"/>
        </table:table-row>
        <table:table-row table:style-name="ro4">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number-columns-repeated="1003"/>
        </table:table-row>
        <table:table-row table:style-name="ro4">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number-columns-repeated="1003"/>
        </table:table-row>
        <table:table-row table:style-name="ro4">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number-columns-repeated="1003"/>
        </table:table-row>
        <table:table-row table:style-name="ro4">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number-columns-repeated="1003"/>
        </table:table-row>
        <table:table-row table:style-name="ro4">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number-columns-repeated="1003"/>
        </table:table-row>
        <table:table-row table:style-name="ro4">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number-columns-repeated="1003"/>
        </table:table-row>
        <table:table-row table:style-name="ro4">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number-columns-repeated="1003"/>
        </table:table-row>
        <table:table-row table:style-name="ro4">
          <table:table-cell table:style-name="ce41" office:value-type="string">
            <text:p>ViewerSettings_x50</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4">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table:table-cell table:style-name="ce23" office:value-type="string">
            <text:p>Activar Ajustes Personales</text:p>
          </table:table-cell>
          <table:table-cell table:number-columns-repeated="3" table:style-name="ce23"/>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number-columns-repeated="1003"/>
        </table:table-row>
        <table:table-row table:style-name="ro4">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Benutzerhelligkeit</text:p>
          </table:table-cell>
          <table:table-cell table:style-name="ce23"/>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number-columns-repeated="1003"/>
        </table:table-row>
        <table:table-row table:style-name="ro4">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Benutzerkontrast</text:p>
          </table:table-cell>
          <table:table-cell table:style-name="ce23"/>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number-columns-repeated="1003"/>
        </table:table-row>
        <table:table-row table:style-name="ro4">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Benutzeransicht</text:p>
          </table:table-cell>
          <table:table-cell table:style-name="ce23"/>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number-columns-repeated="1003"/>
        </table:table-row>
        <table:table-row table:style-name="ro4">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number-columns-repeated="1003"/>
        </table:table-row>
        <table:table-row table:style-name="ro4">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number-columns-repeated="1003"/>
        </table:table-row>
        <table:table-row table:style-name="ro4">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table:table-cell table:style-name="ce23" office:value-type="string">
            <text:p>Recortar márgenes</text:p>
          </table:table-cell>
          <table:table-cell table:number-columns-repeated="3" table:style-name="ce23"/>
          <table:table-cell table:style-name="ce23" office:value-type="string">
            <text:p>Retallar marges</text:p>
          </table:table-cell>
          <table:table-cell table:style-name="ce23"/>
          <table:table-cell table:style-name="ce23" office:value-type="string">
            <text:p>MargeKnip</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table:table-cell table:style-name="ce23" office:value-type="string">
            <text:p>Recortar márgenes\n[2/9] reducir arriba/abajo\ n[1/0] aumentar arriba/abajo\n [5/6] desplazar izquierda/derecha\n[CENTER] aplicar\n[MENU] deshacer</text:p>
          </table:table-cell>
          <table:table-cell table:number-columns-repeated="3" table:style-name="ce23"/>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table:table-cell table:style-name="ce23" office:value-type="string">
            <text:p>No Flash al cerrar superposición</text:p>
          </table:table-cell>
          <table:table-cell table:number-columns-repeated="3" table:style-name="ce23"/>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number-columns-repeated="1003"/>
        </table:table-row>
        <table:table-row table:style-name="ro4">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number-columns-repeated="1003"/>
        </table:table-row>
        <table:table-row table:style-name="ro4">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number-columns-repeated="1003"/>
        </table:table-row>
        <table:table-row table:style-name="ro4">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number-columns-repeated="1003"/>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повторы</text:p>
          </table:table-cell>
          <table:table-cell table:style-name="ce21" office:value-type="string">
            <text:p>Çakışma Gösterme</text:p>
          </table:table-cell>
          <table:table-cell/>
          <table:table-cell table:style-name="ce21" office:value-type="string">
            <text:p>Không hiện chồng chéo</text:p>
          </table:table-cell>
          <table:table-cell table:number-columns-repeated="1004"/>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table-cell table:style-name="ce21" office:value-type="string">
            <text:p>Hacer caso omiso de Brillo</text:p>
          </table:table-cell>
          <table:table-cell table:number-columns-repeated="3"/>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1007"/>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table-cell table:style-name="ce21" office:value-type="string">
            <text:p>Hacer caso omiso de Oscuro</text:p>
          </table:table-cell>
          <table:table-cell table:number-columns-repeated="3"/>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1007"/>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table-cell table:style-name="ce21" office:value-type="string">
            <text:p>Hacer caso omiso de Detalles</text:p>
          </table:table-cell>
          <table:table-cell table:number-columns-repeated="3"/>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1007"/>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table-cell table:style-name="ce21" office:value-type="string">
            <text:p>Hacer caso omiso de Original</text:p>
          </table:table-cell>
          <table:table-cell table:number-columns-repeated="3"/>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1007"/>
        </table:table-row>
        <table:table-row table:style-name="ro9">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table-cell table:style-name="ce21" office:value-type="string">
            <text:p>Hacer caso omiso de Saturación</text:p>
          </table:table-cell>
          <table:table-cell table:number-columns-repeated="3"/>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1007"/>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number-columns-repeated="1003"/>
        </table:table-row>
        <table:table-row table:style-name="ro4">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1007"/>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table-cell table:style-name="ce21" office:value-type="string">
            <text:p>Muestra Elementos Principales del Índice</text:p>
          </table:table-cell>
          <table:table-cell table:number-columns-repeated="3"/>
          <table:table-cell table:style-name="ce21" office:value-type="string">
            <text:p>Mostra elem. pral. Index</text:p>
          </table:table-cell>
          <table:table-cell/>
          <table:table-cell table:style-name="ce21" office:value-type="string">
            <text:p>Toon hoger lagen in inhoudsopgave</text:p>
          </table:table-cell>
          <table:table-cell table:number-columns-repeated="3"/>
          <table:table-cell table:style-name="ce34"/>
          <table:table-cell table:number-columns-repeated="1007"/>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атическое перелистывание</text:p>
          </table:table-cell>
          <table:table-cell table:number-columns-repeated="1007"/>
        </table:table-row>
        <table:table-row table:style-name="ro7">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1007"/>
        </table:table-row>
        <table:table-row table:style-name="ro4">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number-columns-repeated="1003"/>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number-columns-repeated="1003"/>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number-columns-repeated="1003"/>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number-columns-repeated="1003"/>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number-columns-repeated="1003"/>
        </table:table-row>
        <table:table-row table:style-name="ro4">
          <table:table-cell table:style-name="ce41" office:value-type="string">
            <text:p>X</text:p>
          </table:table-cell>
          <table:table-cell table:number-columns-repeated="14" table:style-name="ce41"/>
          <table:table-cell table:style-name="ce42"/>
          <table:table-cell table:style-name="ce41"/>
          <table:table-cell table:style-name="ce42"/>
          <table:table-cell table:number-columns-repeated="3" table:style-name="ce41"/>
          <table:table-cell table:number-columns-repeated="11" table:style-name="ce28"/>
          <table:table-cell table:number-columns-repeated="992"/>
        </table:table-row>
        <table:table-row table:style-name="ro4">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number-columns-repeated="1003"/>
        </table:table-row>
        <table:table-row table:style-name="ro4">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number-columns-repeated="1003"/>
        </table:table-row>
        <table:table-row table:style-name="ro4">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number-columns-repeated="1003"/>
        </table:table-row>
        <table:table-row table:style-name="ro4">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number-columns-repeated="1003"/>
        </table:table-row>
        <table:table-row table:style-name="ro4">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number-columns-repeated="1003"/>
        </table:table-row>
        <table:table-row table:style-name="ro4">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number-columns-repeated="1003"/>
        </table:table-row>
        <table:table-row table:style-name="ro4">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number-columns-repeated="1003"/>
        </table:table-row>
        <table:table-row table:style-name="ro4" table:number-rows-repeated="12">
          <table:table-cell/>
          <table:table-cell table:number-columns-repeated="14" table:style-name="ce23"/>
          <table:table-cell table:style-name="ce33"/>
          <table:table-cell table:style-name="ce23"/>
          <table:table-cell table:style-name="ce33"/>
          <table:table-cell table:number-columns-repeated="3" table:style-name="ce23"/>
          <table:table-cell table:number-columns-repeated="1003"/>
        </table:table-row>
        <table:table-row table:style-name="ro0" table:number-rows-repeated="104800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